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0367"/>
    </style:style>
    <style:style style:name="P2" style:family="paragraph" style:parent-style-name="Standard">
      <style:text-properties officeooo:paragraph-rsid="0004f24d"/>
    </style:style>
    <style:style style:name="P3" style:family="paragraph" style:parent-style-name="Standard">
      <style:text-properties officeooo:paragraph-rsid="000720c2"/>
    </style:style>
    <style:style style:name="P4" style:family="paragraph" style:parent-style-name="Standard">
      <style:text-properties officeooo:paragraph-rsid="000b5bb1"/>
    </style:style>
    <style:style style:name="P5" style:family="paragraph" style:parent-style-name="Standard">
      <style:text-properties officeooo:paragraph-rsid="000c6b70"/>
    </style:style>
    <style:style style:name="P6" style:family="paragraph" style:parent-style-name="Standard">
      <style:text-properties officeooo:paragraph-rsid="000e6920"/>
    </style:style>
    <style:style style:name="P7" style:family="paragraph" style:parent-style-name="Standard">
      <style:text-properties officeooo:paragraph-rsid="000f68aa"/>
    </style:style>
    <style:style style:name="P8" style:family="paragraph" style:parent-style-name="Standard">
      <style:text-properties officeooo:paragraph-rsid="001131b6"/>
    </style:style>
    <style:style style:name="T1" style:family="text">
      <style:text-properties officeooo:rsid="00040367"/>
    </style:style>
    <style:style style:name="T2" style:family="text">
      <style:text-properties officeooo:rsid="0004aa20"/>
    </style:style>
    <style:style style:name="T3" style:family="text">
      <style:text-properties officeooo:rsid="0004f24d"/>
    </style:style>
    <style:style style:name="T4" style:family="text">
      <style:text-properties officeooo:rsid="00059aa2"/>
    </style:style>
    <style:style style:name="T5" style:family="text">
      <style:text-properties officeooo:rsid="000720c2"/>
    </style:style>
    <style:style style:name="T6" style:family="text">
      <style:text-properties officeooo:rsid="000794ee"/>
    </style:style>
    <style:style style:name="T7" style:family="text">
      <style:text-properties officeooo:rsid="00098d00"/>
    </style:style>
    <style:style style:name="T8" style:family="text">
      <style:text-properties officeooo:rsid="000b5bb1"/>
    </style:style>
    <style:style style:name="T9" style:family="text">
      <style:text-properties officeooo:rsid="000b8e3f"/>
    </style:style>
    <style:style style:name="T10" style:family="text">
      <style:text-properties officeooo:rsid="000c6b70"/>
    </style:style>
    <style:style style:name="T11" style:family="text">
      <style:text-properties officeooo:rsid="000ddf0e"/>
    </style:style>
    <style:style style:name="T12" style:family="text">
      <style:text-properties officeooo:rsid="000e6920"/>
    </style:style>
    <style:style style:name="T13" style:family="text">
      <style:text-properties officeooo:rsid="000ec29b"/>
    </style:style>
    <style:style style:name="T14" style:family="text">
      <style:text-properties officeooo:rsid="000ef320"/>
    </style:style>
    <style:style style:name="T15" style:family="text">
      <style:text-properties officeooo:rsid="000f68aa"/>
    </style:style>
    <style:style style:name="T16" style:family="text">
      <style:text-properties officeooo:rsid="000f8991"/>
    </style:style>
    <style:style style:name="T17" style:family="text">
      <style:text-properties officeooo:rsid="001131b6"/>
    </style:style>
    <style:style style:name="T18" style:family="text">
      <style:text-properties officeooo:rsid="001bde13"/>
    </style:style>
    <style:style style:name="T19" style:family="text">
      <style:text-properties officeooo:rsid="001bfca4"/>
    </style:style>
    <style:style style:name="T20" style:family="text">
      <style:text-properties officeooo:rsid="001c0e0e"/>
    </style:style>
    <style:style style:name="T21" style:family="text">
      <style:text-properties officeooo:rsid="001ee88e"/>
    </style:style>
    <style:style style:name="T22" style:family="text">
      <style:text-properties officeooo:rsid="00208a94"/>
    </style:style>
    <style:style style:name="T23" style:family="text">
      <style:text-properties officeooo:rsid="00222a47"/>
    </style:style>
    <style:style style:name="T24" style:family="text">
      <style:text-properties officeooo:rsid="0023b4df"/>
    </style:style>
    <style:style style:name="T25" style:family="text">
      <style:text-properties officeooo:rsid="00247e0f"/>
    </style:style>
    <style:style style:name="T26" style:family="text">
      <style:text-properties officeooo:rsid="0026391c"/>
    </style:style>
    <style:style style:name="T27" style:family="text">
      <style:text-properties officeooo:rsid="00277816"/>
    </style:style>
    <style:style style:name="T28" style:family="text">
      <style:text-properties officeooo:rsid="0028392d"/>
    </style:style>
    <style:style style:name="T29" style:family="text">
      <style:text-properties officeooo:rsid="0028f9c0"/>
    </style:style>
    <style:style style:name="T30" style:family="text">
      <style:text-properties officeooo:rsid="0029ca2f"/>
    </style:style>
    <style:style style:name="T31" style:family="text">
      <style:text-properties officeooo:rsid="002b7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3">Grammar for the language </text:span></text:p>
      <text:p text:style-name="P1"><text:span text:style-name="T1"/></text:p>
      <text:p text:style-name="P1"><text:span text:style-name="T1">P <text:tab/>:= S* <text:tab/><text:tab/><text:tab/>P: top starting level symbol <text:s/></text:span><text:span text:style-name="T2">S: List of statement</text:span><text:span text:style-name="T4">s</text:span></text:p>
      <text:p text:style-name="P1"><text:span text:style-name="T4"/></text:p>
      <text:p text:style-name="P4"><text:span text:style-name="T8">ID <text:tab/>:= /</text:span><text:span text:style-name="T30">[a-</text:span><text:span text:style-name="T31">z</text:span><text:span text:style-name="T30">A-Z_][a-zA-Z_0-9]*</text:span><text:span text:style-name="T8">/</text:span></text:p>
      <text:p text:style-name="P1"><text:span text:style-name="T4"/></text:p>
      <text:p text:style-name="P8"><text:span text:style-name="T17">Num <text:tab/>:= /-?[0-9]+/<text:tab/><text:tab/><text:tab/><text:tab/><text:tab/>A number</text:span></text:p>
      <text:p text:style-name="P1"><text:span text:style-name="T4"/></text:p>
      <text:p text:style-name="P5"><text:span text:style-name="T5">S <text:tab/>:= </text:span><text:span text:style-name="T6">expr<text:tab/><text:tab/><text:tab/><text:tab/><text:tab/><text:tab/>expr: expression</text:span></text:p>
      <text:p text:style-name="P5"><text:span text:style-name="T6"><text:tab/></text:span><text:span text:style-name="T7">| </text:span><text:span text:style-name="T9">ID = expr<text:tab/><text:tab/><text:tab/><text:tab/><text:tab/></text:span><text:span text:style-name="T10">Var assignment</text:span></text:p>
      <text:p text:style-name="P3"><text:span text:style-name="T10"><text:s text:c="4"/><text:tab/>| let ID = expr <text:tab/><text:tab/><text:tab/><text:tab/><text:tab/></text:span><text:span text:style-name="T11">Var declaration</text:span></text:p>
      <text:p text:style-name="P6"><text:span text:style-name="T11"><text:tab/>| </text:span><text:span text:style-name="T12">let ID ( ID* ) { S* }<text:tab/><text:tab/><text:tab/><text:tab/>Function definition</text:span></text:p>
      <text:p text:style-name="P6"><text:span text:style-name="T12"><text:tab/>| </text:span><text:span text:style-name="T13">if </text:span><text:span text:style-name="T14">( E ) { S* } else { S* }<text:tab/><text:tab/><text:tab/>If-else statement </text:span></text:p>
      <text:p text:style-name="P6"><text:span text:style-name="T14"><text:tab/></text:span></text:p>
      <text:p text:style-name="P6"><text:span text:style-name="T14"/></text:p>
      <text:p text:style-name="P7"><text:span text:style-name="T15">eprx<text:tab/>:= null<text:tab/><text:tab/><text:tab/><text:tab/><text:tab/><text:tab/>Null value</text:span></text:p>
      <text:p text:style-name="P7"><text:span text:style-name="T15"><text:tab/>| Num<text:tab/><text:tab/><text:tab/><text:tab/><text:tab/><text:tab/></text:span><text:span text:style-name="T16">Number literal </text:span></text:p>
      <text:p text:style-name="P1"><text:span text:style-name="T1"><text:tab/>| ID<text:tab/><text:tab/><text:tab/><text:tab/><text:tab/><text:tab/>A variable</text:span></text:p>
      <text:p text:style-name="P1"><text:span text:style-name="T1"><text:tab/>| expr + expr <text:tab/><text:tab/><text:tab/><text:tab/><text:tab/>Add</text:span></text:p>
      <text:p text:style-name="P1"><text:span text:style-name="T1"><text:tab/>| expr + expr <text:tab/><text:tab/><text:tab/><text:tab/><text:tab/>Subtract</text:span></text:p>
      <text:p text:style-name="P1"><text:span text:style-name="T1"><text:tab/>| expr * expr <text:tab/><text:tab/><text:tab/><text:tab/><text:tab/>Multi</text:span></text:p>
      <text:p text:style-name="P1"><text:span text:style-name="T1"><text:tab/>| expr / expr<text:tab/><text:tab/><text:tab/><text:tab/><text:tab/>Division</text:span></text:p>
      <text:p text:style-name="P1"><text:span text:style-name="T1"><text:tab/>| bool<text:tab/><text:tab/><text:tab/><text:tab/><text:tab/><text:tab/>Boolean</text:span></text:p>
      <text:p text:style-name="P1"><text:span text:style-name="T1"><text:tab/></text:span><text:span text:style-name="T28">| </text:span><text:span text:style-name="T29">expr ( expr*) <text:tab/><text:tab/><text:tab/><text:tab/>Function call</text:span></text:p>
      <text:p text:style-name="P1"><text:span text:style-name="T27"/></text:p>
      <text:p text:style-name="P1"><text:span text:style-name="T1">bool <text:tab/>:= </text:span><text:span text:style-name="T18">expr == expr<text:tab/><text:tab/><text:tab/><text:tab/>Equal Test<text:tab/></text:span></text:p>
      <text:p text:style-name="P1"><text:span text:style-name="T18"><text:tab/>| expr != expr<text:tab/><text:tab/><text:tab/><text:tab/><text:tab/>Inequal Test</text:span></text:p>
      <text:p text:style-name="P1"><text:span text:style-name="T18"><text:tab/></text:span><text:span text:style-name="T19">| </text:span><text:span text:style-name="T20">expr &lt;= expr <text:tab/><text:tab/><text:tab/><text:tab/><text:tab/>Lesser Test</text:span></text:p>
      <text:p text:style-name="P1"><text:span text:style-name="T20"><text:tab/></text:span><text:span text:style-name="T21">| </text:span><text:span text:style-name="T22">expr </text:span><text:span text:style-name="T23">&gt;= expr<text:tab/><text:tab/><text:tab/><text:tab/><text:tab/>Greater Test</text:span></text:p>
      <text:p text:style-name="P1"><text:span text:style-name="T23"><text:tab/></text:span><text:span text:style-name="T24">| </text:span><text:span text:style-name="T25">expr &gt; expr <text:tab/><text:tab/><text:tab/><text:tab/><text:tab/>Strictly Greater Than Test</text:span></text:p>
      <text:p text:style-name="P1"><text:span text:style-name="T25"><text:tab/>| expr &lt; expr <text:tab/><text:tab/><text:tab/><text:tab/><text:tab/>Strictly Lesser Than Test</text:span></text:p>
      <text:p text:style-name="P1"><text:span text:style-name="T2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5:23:50</meta:creation-date>
    <meta:generator>LibreOffice/3.6$Linux_X86_64 LibreOffice_project/360m1$Build-2</meta:generator>
    <dc:date>2014-03-02T16:13:14</dc:date>
    <meta:editing-duration>PT42M58S</meta:editing-duration>
    <meta:editing-cycles>39</meta:editing-cycles>
    <meta:document-statistic meta:table-count="0" meta:image-count="0" meta:object-count="0" meta:page-count="1" meta:paragraph-count="26" meta:word-count="150" meta:character-count="810" meta:non-whitespace-character-count="556"/>
  </office:meta>
</office:document-meta>
</file>